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cp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1346758666" calcext:value-type="float">
            <text:p>-0.1346758666</text:p>
          </table:table-cell>
          <table:table-cell office:value-type="float" office:value="-0.0699134271" calcext:value-type="float">
            <text:p>-0.0699134271</text:p>
          </table:table-cell>
          <table:table-cell office:value-type="float" office:value="0.0606483703" calcext:value-type="float">
            <text:p>0.0606483703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1938943081" calcext:value-type="float">
            <text:p>-0.1938943081</text:p>
          </table:table-cell>
          <table:table-cell office:value-type="float" office:value="-0.0751093193" calcext:value-type="float">
            <text:p>-0.0751093193</text:p>
          </table:table-cell>
          <table:table-cell office:value-type="float" office:value="0.0619170686" calcext:value-type="float">
            <text:p>0.0619170686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080497084" calcext:value-type="float">
            <text:p>-0.080497084</text:p>
          </table:table-cell>
          <table:table-cell office:value-type="float" office:value="-0.0892163593" calcext:value-type="float">
            <text:p>-0.0892163593</text:p>
          </table:table-cell>
          <table:table-cell office:value-type="float" office:value="0.095709774" calcext:value-type="float">
            <text:p>0.095709774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-0.116556889" calcext:value-type="float">
            <text:p>-0.116556889</text:p>
          </table:table-cell>
          <table:table-cell office:value-type="float" office:value="-0.0875588497" calcext:value-type="float">
            <text:p>-0.0875588497</text:p>
          </table:table-cell>
          <table:table-cell office:value-type="float" office:value="0.0992378252" calcext:value-type="float">
            <text:p>0.09923782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0872306936" calcext:value-type="float">
            <text:p>-0.0872306936</text:p>
          </table:table-cell>
          <table:table-cell office:value-type="float" office:value="-0.0556967552" calcext:value-type="float">
            <text:p>-0.0556967552</text:p>
          </table:table-cell>
          <table:table-cell office:value-type="float" office:value="0.0745885753" calcext:value-type="float">
            <text:p>0.0745885753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magf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1631581274" calcext:value-type="float">
            <text:p>-0.1631581274</text:p>
          </table:table-cell>
          <table:table-cell office:value-type="float" office:value="-0.058847293" calcext:value-type="float">
            <text:p>-0.058847293</text:p>
          </table:table-cell>
          <table:table-cell office:value-type="float" office:value="0.0807389823" calcext:value-type="float">
            <text:p>0.0807389823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sp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0.1021059049" calcext:value-type="float">
            <text:p>-0.1021059049</text:p>
          </table:table-cell>
          <table:table-cell office:value-type="float" office:value="-0.0439789776" calcext:value-type="float">
            <text:p>-0.0439789776</text:p>
          </table:table-cell>
          <table:table-cell office:value-type="float" office:value="0.0919658748" calcext:value-type="float">
            <text:p>0.0919658748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apc29ff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1589951239" calcext:value-type="float">
            <text:p>-0.1589951239</text:p>
          </table:table-cell>
          <table:table-cell office:value-type="float" office:value="-0.02688303" calcext:value-type="float">
            <text:p>-0.02688303</text:p>
          </table:table-cell>
          <table:table-cell office:value-type="float" office:value="0.0979478" calcext:value-type="float">
            <text:p>0.0979478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rs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1577648049" calcext:value-type="float">
            <text:p>-0.1577648049</text:p>
          </table:table-cell>
          <table:table-cell office:value-type="float" office:value="-0.064766134" calcext:value-type="float">
            <text:p>-0.064766134</text:p>
          </table:table-cell>
          <table:table-cell office:value-type="float" office:value="0.1085056736" calcext:value-type="float">
            <text:p>0.1085056736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-0.1002122216" calcext:value-type="float">
            <text:p>-0.1002122216</text:p>
          </table:table-cell>
          <table:table-cell office:value-type="float" office:value="-0.085195293" calcext:value-type="float">
            <text:p>-0.085195293</text:p>
          </table:table-cell>
          <table:table-cell office:value-type="float" office:value="0.0878711482" calcext:value-type="float">
            <text:p>0.08787114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cp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0.1139202142" calcext:value-type="float">
            <text:p>-0.1139202142</text:p>
          </table:table-cell>
          <table:table-cell office:value-type="float" office:value="-0.0703287405" calcext:value-type="float">
            <text:p>-0.0703287405</text:p>
          </table:table-cell>
          <table:table-cell office:value-type="float" office:value="0.082180318" calcext:value-type="float">
            <text:p>0.082180318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s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0.1038002729" calcext:value-type="float">
            <text:p>-0.1038002729</text:p>
          </table:table-cell>
          <table:table-cell office:value-type="float" office:value="0.0026721853" calcext:value-type="float">
            <text:p>0.0026721853</text:p>
          </table:table-cell>
          <table:table-cell office:value-type="float" office:value="0.0919380811" calcext:value-type="float">
            <text:p>0.0919380811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rcs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1307212153" calcext:value-type="float">
            <text:p>-0.1307212153</text:p>
          </table:table-cell>
          <table:table-cell office:value-type="float" office:value="-0.0221529141" calcext:value-type="float">
            <text:p>-0.0221529141</text:p>
          </table:table-cell>
          <table:table-cell office:value-type="float" office:value="0.1327565236" calcext:value-type="float">
            <text:p>0.1327565236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apcs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123720501" calcext:value-type="float">
            <text:p>-0.123720501</text:p>
          </table:table-cell>
          <table:table-cell office:value-type="float" office:value="-0.0626338915" calcext:value-type="float">
            <text:p>-0.0626338915</text:p>
          </table:table-cell>
          <table:table-cell office:value-type="float" office:value="0.1533688222" calcext:value-type="float">
            <text:p>0.1533688222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cs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1232848313" calcext:value-type="float">
            <text:p>-0.1232848313</text:p>
          </table:table-cell>
          <table:table-cell office:value-type="float" office:value="0.0420423234" calcext:value-type="float">
            <text:p>0.0420423234</text:p>
          </table:table-cell>
          <table:table-cell office:value-type="float" office:value="0.1034649156" calcext:value-type="float">
            <text:p>0.1034649156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grcp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1243140299" calcext:value-type="float">
            <text:p>-0.1243140299</text:p>
          </table:table-cell>
          <table:table-cell office:value-type="float" office:value="-0.0071789994" calcext:value-type="float">
            <text:p>-0.0071789994</text:p>
          </table:table-cell>
          <table:table-cell office:value-type="float" office:value="0.1049181702" calcext:value-type="float">
            <text:p>0.1049181702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sp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0.1318945383" calcext:value-type="float">
            <text:p>-0.1318945383</text:p>
          </table:table-cell>
          <table:table-cell office:value-type="float" office:value="0.0185478804" calcext:value-type="float">
            <text:p>0.0185478804</text:p>
          </table:table-cell>
          <table:table-cell office:value-type="float" office:value="0.105063688" calcext:value-type="float">
            <text:p>0.105063688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1718400285" calcext:value-type="float">
            <text:p>-0.1718400285</text:p>
          </table:table-cell>
          <table:table-cell office:value-type="float" office:value="-0.0010404157" calcext:value-type="float">
            <text:p>-0.0010404157</text:p>
          </table:table-cell>
          <table:table-cell office:value-type="float" office:value="0.1079545078" calcext:value-type="float">
            <text:p>0.1079545078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1227143331" calcext:value-type="float">
            <text:p>-0.1227143331</text:p>
          </table:table-cell>
          <table:table-cell office:value-type="float" office:value="-0.0432084894" calcext:value-type="float">
            <text:p>-0.0432084894</text:p>
          </table:table-cell>
          <table:table-cell office:value-type="float" office:value="0.1138848988" calcext:value-type="float">
            <text:p>0.1138848988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gwssf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1780824729" calcext:value-type="float">
            <text:p>-0.1780824729</text:p>
          </table:table-cell>
          <table:table-cell office:value-type="float" office:value="-0.0743967635" calcext:value-type="float">
            <text:p>-0.0743967635</text:p>
          </table:table-cell>
          <table:table-cell office:value-type="float" office:value="0.1505626142" calcext:value-type="float">
            <text:p>0.1505626142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grs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1502530281" calcext:value-type="float">
            <text:p>-0.1502530281</text:p>
          </table:table-cell>
          <table:table-cell office:value-type="float" office:value="-0.0531368357" calcext:value-type="float">
            <text:p>-0.0531368357</text:p>
          </table:table-cell>
          <table:table-cell office:value-type="float" office:value="0.1271345316" calcext:value-type="float">
            <text:p>0.1271345316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grcsp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1365860526" calcext:value-type="float">
            <text:p>-0.1365860526</text:p>
          </table:table-cell>
          <table:table-cell office:value-type="float" office:value="0.0000623284023322896" calcext:value-type="float">
            <text:p>6.23284023322896E-05</text:p>
          </table:table-cell>
          <table:table-cell office:value-type="float" office:value="0.1361196725" calcext:value-type="float">
            <text:p>0.1361196725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wssf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1201282116" calcext:value-type="float">
            <text:p>-0.1201282116</text:p>
          </table:table-cell>
          <table:table-cell office:value-type="float" office:value="-0.1080730631" calcext:value-type="float">
            <text:p>-0.1080730631</text:p>
          </table:table-cell>
          <table:table-cell office:value-type="float" office:value="0.1558737287" calcext:value-type="float">
            <text:p>0.1558737287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1286559531" calcext:value-type="float">
            <text:p>-0.1286559531</text:p>
          </table:table-cell>
          <table:table-cell office:value-type="float" office:value="0.039111777" calcext:value-type="float">
            <text:p>0.039111777</text:p>
          </table:table-cell>
          <table:table-cell office:value-type="float" office:value="0.1259111513" calcext:value-type="float">
            <text:p>0.1259111513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csp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0.1118533413" calcext:value-type="float">
            <text:p>-0.1118533413</text:p>
          </table:table-cell>
          <table:table-cell office:value-type="float" office:value="0.0533995086" calcext:value-type="float">
            <text:p>0.0533995086</text:p>
          </table:table-cell>
          <table:table-cell office:value-type="float" office:value="0.101314784" calcext:value-type="float">
            <text:p>0.101314784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s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0.0961774979" calcext:value-type="float">
            <text:p>-0.0961774979</text:p>
          </table:table-cell>
          <table:table-cell office:value-type="float" office:value="0.0088420153" calcext:value-type="float">
            <text:p>0.0088420153</text:p>
          </table:table-cell>
          <table:table-cell office:value-type="float" office:value="0.1057213873" calcext:value-type="float">
            <text:p>0.1057213873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0.1564455388" calcext:value-type="float">
            <text:p>-0.1564455388</text:p>
          </table:table-cell>
          <table:table-cell office:value-type="float" office:value="0.0054928413" calcext:value-type="float">
            <text:p>0.0054928413</text:p>
          </table:table-cell>
          <table:table-cell office:value-type="float" office:value="0.1120454904" calcext:value-type="float">
            <text:p>0.1120454904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0.1330558806" calcext:value-type="float">
            <text:p>-0.1330558806</text:p>
          </table:table-cell>
          <table:table-cell office:value-type="float" office:value="0.0264732723" calcext:value-type="float">
            <text:p>0.0264732723</text:p>
          </table:table-cell>
          <table:table-cell office:value-type="float" office:value="0.130333953" calcext:value-type="float">
            <text:p>0.130333953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apcs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0.1050335902" calcext:value-type="float">
            <text:p>-0.1050335902</text:p>
          </table:table-cell>
          <table:table-cell office:value-type="float" office:value="0.058590009" calcext:value-type="float">
            <text:p>0.058590009</text:p>
          </table:table-cell>
          <table:table-cell office:value-type="float" office:value="0.1060404969" calcext:value-type="float">
            <text:p>0.1060404969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0.1872365709" calcext:value-type="float">
            <text:p>-0.1872365709</text:p>
          </table:table-cell>
          <table:table-cell office:value-type="float" office:value="0.0437442064" calcext:value-type="float">
            <text:p>0.0437442064</text:p>
          </table:table-cell>
          <table:table-cell office:value-type="float" office:value="0.0900832843" calcext:value-type="float">
            <text:p>0.0900832843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0.17436556" calcext:value-type="float">
            <text:p>-0.17436556</text:p>
          </table:table-cell>
          <table:table-cell office:value-type="float" office:value="-0.0002091993" calcext:value-type="float">
            <text:p>-0.0002091993</text:p>
          </table:table-cell>
          <table:table-cell office:value-type="float" office:value="0.0943789596" calcext:value-type="float">
            <text:p>0.0943789596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0.17436556" calcext:value-type="float">
            <text:p>-0.17436556</text:p>
          </table:table-cell>
          <table:table-cell office:value-type="float" office:value="-0.0002091993" calcext:value-type="float">
            <text:p>-0.0002091993</text:p>
          </table:table-cell>
          <table:table-cell office:value-type="float" office:value="0.0943789596" calcext:value-type="float">
            <text:p>0.0943789596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apc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-0.16997114" calcext:value-type="float">
            <text:p>-0.16997114</text:p>
          </table:table-cell>
          <table:table-cell office:value-type="float" office:value="0.0502798319" calcext:value-type="float">
            <text:p>0.0502798319</text:p>
          </table:table-cell>
          <table:table-cell office:value-type="float" office:value="0.0911719103" calcext:value-type="float">
            <text:p>0.0911719103</text:p>
          </table:table-cell>
          <table:table-cell office:value-type="string" calcext:value-type="string">
            <text:p>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 style:data-style-name="N2" text:time-value="15:37:58.618631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06:13.398962322</meta:creation-date>
    <dc:date>2018-09-23T16:19:30.382158485</dc:date>
    <meta:editing-duration>PT49M54S</meta:editing-duration>
    <meta:editing-cycles>14</meta:editing-cycles>
    <meta:generator>LibreOffice/5.1.6.2$Linux_X86_64 LibreOffice_project/10m0$Build-2</meta:generator>
    <meta:document-statistic meta:table-count="1" meta:cell-count="229" meta:object-count="0"/>
  </office:meta>
</office:document-meta>
</file>